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3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4" style:parent-style-name="Normal" style:family="paragraph">
      <style:text-properties fo:font-weight="bold" style:font-weight-asian="bold" fo:font-size="12pt" style:font-size-asian="12pt"/>
    </style:style>
    <style:style style:name="P5" style:parent-style-name="Normal" style:family="paragraph">
      <style:text-properties fo:color="#44546A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color="#FF0000"/>
    </style:style>
    <style:style style:name="P8" style:parent-style-name="Normal" style:family="paragraph">
      <style:text-properties fo:color="#44546A"/>
    </style:style>
    <style:style style:name="P9" style:parent-style-name="Normal" style:family="paragraph">
      <style:text-properties fo:font-weight="bold" style:font-weight-asian="bold"/>
    </style:style>
    <style:style style:name="P10" style:parent-style-name="Normal" style:family="paragraph">
      <style:text-properties fo:color="#FF0000"/>
    </style:style>
    <style:style style:name="P11" style:parent-style-name="Normal" style:family="paragraph">
      <style:text-properties fo:font-weight="bold" style:font-weight-asian="bold" fo:font-size="12pt" style:font-size-asian="12pt"/>
    </style:style>
    <style:style style:name="P12" style:parent-style-name="Normal" style:family="paragraph">
      <style:text-properties fo:font-weight="bold" style:font-weight-asian="bold"/>
    </style:style>
    <style:style style:name="P13" style:parent-style-name="Normal" style:family="paragraph">
      <style:text-properties fo:color="#44546A"/>
    </style:style>
    <style:style style:name="P14" style:parent-style-name="Normal" style:family="paragraph">
      <style:text-properties fo:color="#FF0000"/>
    </style:style>
    <style:style style:name="P15" style:parent-style-name="Normal" style:family="paragraph">
      <style:text-properties fo:color="#44546A"/>
    </style:style>
    <style:style style:name="P16" style:parent-style-name="Normal" style:family="paragraph">
      <style:text-properties fo:font-weight="bold" style:font-weight-asian="bold"/>
    </style:style>
    <style:style style:name="P17" style:parent-style-name="Normal" style:family="paragraph">
      <style:text-properties fo:color="#FF0000"/>
    </style:style>
    <style:style style:name="P18" style:parent-style-name="Normal" style:family="paragraph">
      <style:text-properties fo:font-weight="bold" style:font-weight-asian="bold" fo:font-size="12pt" style:font-size-asian="12pt"/>
    </style:style>
    <style:style style:name="P19" style:parent-style-name="Normal" style:family="paragraph">
      <style:text-properties fo:font-weight="bold" style:font-weight-asian="bold"/>
    </style:style>
    <style:style style:name="P20" style:parent-style-name="Normal" style:family="paragraph">
      <style:text-properties fo:color="#FF0000"/>
    </style:style>
    <style:style style:name="P21" style:parent-style-name="Normal" style:family="paragraph">
      <style:text-properties fo:color="#44546A"/>
    </style:style>
    <style:style style:name="P22" style:parent-style-name="Normal" style:family="paragraph">
      <style:text-properties fo:color="#FF0000"/>
    </style:style>
    <style:style style:name="P23" style:parent-style-name="Normal" style:family="paragraph">
      <style:text-properties fo:color="#44546A"/>
    </style:style>
  </office:automatic-styles>
  <office:body>
    <office:text text:use-soft-page-breaks="true">
      <text:p text:style-name="P1">CURSO AO AVANZADO MADRID MAYO 2016</text:p>
      <text:p text:style-name="P2">DIRECTOR: JUAN C.RUBIO SUAREZ</text:p>
      <text:p text:style-name="P3">CODIRECTOR: PEDRO DEL POZO MANRIQUE</text:p>
      <text:p text:style-name="Normal"/>
      <text:p text:style-name="P4">DIA 1</text:p>
      <text:p text:style-name="Normal">7,15-8,00.- REGISTRO DE PARTICIPANTES</text:p>
      <text:p text:style-name="Normal">8,00-8,15.- BIENVENIDA E INAUGURACION</text:p>
      <text:p text:style-name="Normal">8,15-8,30.- EFECTOS DEL TRAUMATISMO SOBRE LA VITALIDAD DDE LLOS TEJIDOS</text:p>
      <text:p text:style-name="Normal">8.30-8.45.- TECNICAS MINIMAMENTE INVASIVAS</text:p>
      <text:p text:style-name="Normal">8.45-9.00.- INDICACIONES DE LASPLACAS BLOQUEADAS</text:p>
      <text:p text:style-name="Normal"/>
      <text:p text:style-name="Normal">9.05-11.05.- TALLER DE HABILIDADES</text:p>
      <text:p text:style-name="Normal"/>
      <text:p text:style-name="P5">11.05-11.25.- PAUSA. CAFÉ</text:p>
      <text:p text:style-name="Normal"/>
      <text:p text:style-name="P6">MODULO I.- MIEMBRO SUPERIOR</text:p>
      <text:p text:style-name="Normal">11.30-11.45.- FRACTURAS DE CLAVICULA</text:p>
      <text:p text:style-name="Normal">11.45-12.00.- FRACTURAS DE ESCAPULA</text:p>
      <text:p text:style-name="Normal">12.00-12.15.- FRACTURAS DE HUMERO PROXIMAL</text:p>
      <text:p text:style-name="Normal">12.15-12.25.- DISCUSION Y RESUMEN</text:p>
      <text:p text:style-name="Normal"/>
      <text:p text:style-name="P7">12.30-14.00.- PRACTICA NUMERO 1.- FIJACION DE FRACTURA DE HUMERO PROXIMAL</text:p>
      <text:p text:style-name="Normal"/>
      <text:p text:style-name="P8">14.00-15.00.- COMIDA</text:p>
      <text:p text:style-name="Normal"/>
      <text:p text:style-name="P9">MODULO<text:s/>II.- EXTREMIDAD SUPERIOR</text:p>
      <text:p text:style-name="Normal">15.00-15.15.- FRACTURAS COMPLEJAS DE DIAFISIS HUMERAL</text:p>
      <text:p text:style-name="Normal">15.15-15.30.- FRACTURAS ARTICULARES DE HUMERO DISTAL</text:p>
      <text:p text:style-name="Normal">15.30-15.45.- FRACTURAS-LUXACIONES DE CODO</text:p>
      <text:p text:style-name="Normal">15.45-16.00.- FRACTURAS DE RADIO DISTAL</text:p>
      <text:p text:style-name="Normal">16.00-16.10.- DISCUSION Y RESUMEN</text:p>
      <text:soft-page-break/>
      <text:p text:style-name="P10">16.15-18.00.- PRACTICA 2.- FIJACION DE FRACTURA 13-C-1. PLACAS DHP</text:p>
      <text:p text:style-name="Normal"/>
      <text:p text:style-name="Normal">18.00.- FIN JORNADA</text:p>
      <text:p text:style-name="Normal"/>
      <text:p text:style-name="Normal"/>
      <text:p text:style-name="P11">DIA 2</text:p>
      <text:p text:style-name="Normal">8.00-9.00.- GRUPOS DE <text:s/>DISCUSION.- FRACTURAS COMPLEJAS DE MIEMBRO SUPERIOR: TOMA DE DECISIONES.</text:p>
      <text:p text:style-name="Normal"/>
      <text:p text:style-name="P12">MODULO III- MIEMBRO INFERIOR</text:p>
      <text:p text:style-name="Normal">9.00-9.15.- FRACTURAS DE CUELLO FEMORAL</text:p>
      <text:p text:style-name="Normal">9.15-9.30.- FRACTURAS PERTROCANTEREAS</text:p>
      <text:p text:style-name="Normal">9.30-9.45.- FRACTURAS SUBTROCANTEREAS</text:p>
      <text:p text:style-name="Normal">9.45-10.00.- FRACTURAS DE LA DISFISIS FEMORAL</text:p>
      <text:p text:style-name="Normal">10.00-10.15.- FRACTURAS DE FEMUR DISTAL</text:p>
      <text:p text:style-name="Normal">10.15-10.25.- DISCUSION Y RESUMEN</text:p>
      <text:p text:style-name="Normal"/>
      <text:p text:style-name="P13">10.25-10.45.- PAUSA. CAFÉ</text:p>
      <text:p text:style-name="Normal"/>
      <text:p text:style-name="Normal">10.45-11.15.- GRUSPOS DE<text:s/>DISCUSION 2.- FRACTURAS DE FEMUR</text:p>
      <text:p text:style-name="Normal"/>
      <text:p text:style-name="P14">11.30-14.00.- PRACTICA 3..- FIJACION DE FRACTURA DE FEMUR DISTAL. PLACA LISS-LCP</text:p>
      <text:p text:style-name="Normal"/>
      <text:p text:style-name="P15">14.00-15.00.- COMIDA</text:p>
      <text:p text:style-name="Normal"/>
      <text:p text:style-name="P16">MODULO IV.- MIEMBRO INFERIOR</text:p>
      <text:p text:style-name="Normal">15.00-15.15.- FRACTURAS DE TIBIA PROXIMAL</text:p>
      <text:p text:style-name="Normal">15.15-15.30.- FRACTURAS DE DIFISIS TIBIAL</text:p>
      <text:p text:style-name="Normal">15.30-15.45.- FRACTURAS DE PILON TIBIAL</text:p>
      <text:p text:style-name="Normal">15.45-16.00.- FRCATURAS COMPLEJAS DE TOBILLO.</text:p>
      <text:p text:style-name="Normal"/>
      <text:p text:style-name="P17">16.15-18.00.- PRACTICA NUMERO 4.- FIJACION DE FRACTURA 41-C-3. PLACAS LCP 4.5.</text:p>
      <text:p text:style-name="Normal"/>
      <text:p text:style-name="Normal">18.00.- FIN JORNADA</text:p>
      <text:p text:style-name="Normal"/>
      <text:p text:style-name="Normal"/>
      <text:p text:style-name="P18">DIA 3</text:p>
      <text:p text:style-name="P19">MODULO 5.- MIEMBRO INFERIOR</text:p>
      <text:p text:style-name="Normal">8.00-8.15.- FRACTURAS DE CALCANEO</text:p>
      <text:p text:style-name="Normal">8.15-8.30.- FRACTURAS DE ASTRAGALO</text:p>
      <text:p text:style-name="Normal">8.30-8.45.- FRACTURA LUXACION DE LISFRANC</text:p>
      <text:p text:style-name="Normal">8.45-8.55.- DISCUSIONY RESUMEN</text:p>
      <text:p text:style-name="Normal"/>
      <text:p text:style-name="P20">9.00-10.30.- PRACTICA NUMERO 5.- FIJACIONFRACTURA 43-C-3. PLACAS LCP TIBA DISTAL.</text:p>
      <text:p text:style-name="Normal"/>
      <text:p text:style-name="P21">10.30-10.50.- PAUSA CAFÉ</text:p>
      <text:p text:style-name="Normal"/>
      <text:p text:style-name="Normal">11.00-12.15.- GRUPOS DE DISCUSION 3. FRACTURAS DE TIBIA, TOBILLO Y PIE</text:p>
      <text:p text:style-name="Normal"/>
      <text:p text:style-name="P22">12.30-14.00.- PRACTICA NUMERO 6. FIJACION DE FRACTURA DE CALCANEO</text:p>
      <text:p text:style-name="Normal"/>
      <text:p text:style-name="P23">14.00-15.00.- COMIDA</text:p>
      <text:p text:style-name="Normal"/>
      <text:p text:style-name="Normal">MUDULO 6.- SITUACIONES ESPECIALES</text:p>
      <text:p text:style-name="Normal">15.00-15.15.- EXTREMIDAD CATSTROFICA</text:p>
      <text:p text:style-name="Normal">15.15-15.30.- TRATAMIENTO DE URGENCIA DE LASFRACTURAS DE PELVIS</text:p>
      <text:p text:style-name="Normal">15.30-15.45.- MANEJO DEL PACIENTE POLITRAUMATIZADO</text:p>
      <text:p text:style-name="Normal">15.45-16.00.- FRACTURAS DE ACETABULO</text:p>
      <text:p text:style-name="Normal"/>
      <text:p text:style-name="Normal">16,00-17.00.- GRUPOS DE DISCUSION 4.- TOMA DE DECISIONES EN EL PACIENTE POLITRAUMATICO</text:p>
      <text:p text:style-name="Normal"/>
      <text:p text:style-name="Normal">17.00-17.15.- PSEUDOARTROSIS</text:p>
      <text:p text:style-name="Normal">17.15-17.30.- OSTEOSINTESIS INFECTADA</text:p>
      <text:soft-page-break/>
      <text:p text:style-name="Normal">17.30-17.45.- POR QUE FRACASA UNA OSTEOSINTESIS</text:p>
      <text:p text:style-name="Normal">17,45-18.00.- TU FORMACION CONTINUA CON AO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uan Carlos Rubio Suarez</meta:initial-creator>
    <dc:creator>Forsberg, Nicolai - Switzerland, Zuchwil</dc:creator>
    <meta:creation-date>2016-03-08T22:08:00Z</meta:creation-date>
    <dc:date>2016-03-08T22:08:00Z</dc:date>
    <meta:template xlink:href="Normal" xlink:type="simple"/>
    <meta:editing-cycles>2</meta:editing-cycles>
    <meta:editing-duration>PT0S</meta:editing-duration>
    <meta:document-statistic meta:page-count="4" meta:paragraph-count="5" meta:word-count="419" meta:character-count="2808" meta:row-count="19" meta:non-whitespace-character-count="2394"/>
  </office:meta>
</office:document-meta>
</file>